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1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underline-style="solid" style:text-underline-type="single"/>
    </style:style>
    <style:style style:name="ce9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46">
      <style:table-cell-properties fo:border="thin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19375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4.36562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4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lanilha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column table:style-name="co6" table:default-cell-style-name="ce2"/>
        <table:table-column table:style-name="co1" table:number-columns-repeated="3" table:default-cell-style-name="ce2"/>
        <table:table-column table:style-name="co7" table:default-cell-style-name="ce2"/>
        <table:table-column table:style-name="co1" table:number-columns-repeated="1010" table:default-cell-style-name="ce2"/>
        <table:table-column table:style-name="co8" table:number-columns-repeated="15360" table:default-cell-style-name="ce2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8" table:style-name="ce2"/>
          <table:table-cell office:value-type="float" office:value="1" table:number-columns-spanned="2" table:number-rows-spanned="1" table:style-name="ce6">
            <text:p>1</text:p>
          </table:table-cell>
          <table:covered-table-cell/>
          <table:table-cell office:value-type="float" office:value="2" table:number-columns-spanned="2" table:number-rows-spanned="1" table:style-name="ce6">
            <text:p>2</text:p>
          </table:table-cell>
          <table:covered-table-cell/>
          <table:table-cell office:value-type="float" office:value="3" table:number-columns-spanned="2" table:number-rows-spanned="1" table:style-name="ce6">
            <text:p>3</text:p>
          </table:table-cell>
          <table:covered-table-cell/>
          <table:table-cell table:number-columns-repeated="16369"/>
        </table:table-row>
        <table:table-row table:style-name="ro2">
          <table:table-cell/>
          <table:table-cell table:number-columns-repeated="8" table:style-name="ce2"/>
          <table:table-cell office:value-type="string" table:style-name="ce7">
            <text:p>Tempo Execução</text:p>
          </table:table-cell>
          <table:table-cell office:value-type="string" table:style-name="ce7">
            <text:p>Tempo Melhor</text:p>
          </table:table-cell>
          <table:table-cell office:value-type="string" table:style-name="ce7">
            <text:p>Tempo Execução</text:p>
          </table:table-cell>
          <table:table-cell office:value-type="string" table:style-name="ce7">
            <text:p>Tempo Melhor</text:p>
          </table:table-cell>
          <table:table-cell office:value-type="string" table:style-name="ce7">
            <text:p>Tempo Execução</text:p>
          </table:table-cell>
          <table:table-cell office:value-type="string" table:style-name="ce7">
            <text:p>Tempo Melhor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3">
            <text:p>Instância</text:p>
          </table:table-cell>
          <table:table-cell office:value-type="string" table:style-name="ce3">
            <text:p>Melhor FO</text:p>
          </table:table-cell>
          <table:table-cell office:value-type="string" table:style-name="ce3">
            <text:p>FO Média</text:p>
          </table:table-cell>
          <table:table-cell office:value-type="string" table:style-name="ce3">
            <text:p>Desvio (%)</text:p>
          </table:table-cell>
          <table:table-cell office:value-type="string" table:style-name="ce3">
            <text:p>Tempo Médio (seg.)</text:p>
          </table:table-cell>
          <table:table-cell office:value-type="string" table:style-name="ce3">
            <text:p>Melhor Tempo (seg.)</text:p>
          </table:table-cell>
          <table:table-cell table:style-name="ce2"/>
          <table:table-cell office:value-type="string" table:style-name="ce7">
            <text:p>i25</text:p>
          </table:table-cell>
          <table:table-cell office:value-type="float" office:value="60.000109999999999" table:style-name="ce11">
            <text:p>60,00011</text:p>
          </table:table-cell>
          <table:table-cell office:value-type="float" office:value="2.5569999999999999E-2" table:style-name="ce7">
            <text:p>0,02557</text:p>
          </table:table-cell>
          <table:table-cell office:value-type="float" office:value="60.000019999999999" table:style-name="ce11">
            <text:p>60,00002</text:p>
          </table:table-cell>
          <table:table-cell office:value-type="float" office:value="2.164E-2" table:style-name="ce7">
            <text:p>0,02164</text:p>
          </table:table-cell>
          <table:table-cell office:value-type="float" office:value="60.00009" table:style-name="ce11">
            <text:p>60,00009</text:p>
          </table:table-cell>
          <table:table-cell office:value-type="float" office:value="3.4559099999999998" table:style-name="ce11">
            <text:p>3,45591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i25</text:p>
          </table:table-cell>
          <table:table-cell office:value-type="float" office:value="23" table:formula="of:=MAX([.C15:.E15])" table:style-name="ce3">
            <text:p>23</text:p>
          </table:table-cell>
          <table:table-cell office:value-type="float" office:value="23" table:formula="of:=SUM([.C15];[.D15];[.E15])/3" table:style-name="ce5">
            <text:p>23</text:p>
          </table:table-cell>
          <table:table-cell office:value-type="float" office:value="0" table:formula="of:=(([.D5]-[.C5])/[.C5])*100" table:style-name="ce3">
            <text:p>0</text:p>
          </table:table-cell>
          <table:table-cell office:value-type="float" office:value="60.00007333333334" table:formula="of:=SUM([.J4];[.L4];[.N4])/3" table:style-name="ce4">
            <text:p>60,00007</text:p>
          </table:table-cell>
          <table:table-cell office:value-type="float" office:value="1.1677066666666667" table:formula="of:=SUM([.K4];[.M4];[.O4])/3" table:style-name="ce4">
            <text:p>1,16771</text:p>
          </table:table-cell>
          <table:table-cell table:style-name="ce2"/>
          <table:table-cell office:value-type="string" table:style-name="ce7">
            <text:p>i100</text:p>
          </table:table-cell>
          <table:table-cell office:value-type="float" office:value="60.00076" table:style-name="ce7">
            <text:p>60,00076</text:p>
          </table:table-cell>
          <table:table-cell office:value-type="float" office:value="6.0000000000000002E-5" table:style-name="ce7">
            <text:p>0,00006</text:p>
          </table:table-cell>
          <table:table-cell office:value-type="float" office:value="60.000779999999999" table:style-name="ce7">
            <text:p>60,00078</text:p>
          </table:table-cell>
          <table:table-cell office:value-type="float" office:value="6.0000000000000002E-5" table:style-name="ce7">
            <text:p>0,00006</text:p>
          </table:table-cell>
          <table:table-cell office:value-type="float" office:value="60.000459999999997" table:style-name="ce7">
            <text:p>60,00046</text:p>
          </table:table-cell>
          <table:table-cell office:value-type="float" office:value="6.0000000000000002E-5" table:style-name="ce7">
            <text:p>0,0000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i100</text:p>
          </table:table-cell>
          <table:table-cell office:value-type="float" office:value="100" table:formula="of:=MAX([.C16:.E16])" table:style-name="ce3">
            <text:p>100</text:p>
          </table:table-cell>
          <table:table-cell office:value-type="float" office:value="100" table:formula="of:=SUM([.C16];[.D16];[.E16])/3" table:style-name="ce5">
            <text:p>100</text:p>
          </table:table-cell>
          <table:table-cell office:value-type="float" office:value="0" table:formula="of:=(([.D6]-[.C6])/[.C6])*100" table:style-name="ce3">
            <text:p>0</text:p>
          </table:table-cell>
          <table:table-cell office:value-type="float" office:value="60.000666666666667" table:formula="of:=SUM([.J5];[.L5];[.N5])/3" table:style-name="ce4">
            <text:p>60,00067</text:p>
          </table:table-cell>
          <table:table-cell office:value-type="float" office:value="6.0000000000000002E-5" table:formula="of:=SUM([.K5];[.M5];[.O5])/3" table:style-name="ce3">
            <text:p>0,00006</text:p>
          </table:table-cell>
          <table:table-cell table:style-name="ce2"/>
          <table:table-cell office:value-type="string" table:style-name="ce7">
            <text:p>i250</text:p>
          </table:table-cell>
          <table:table-cell office:value-type="float" office:value="60.004980000000003" table:style-name="ce7">
            <text:p>60,00498</text:p>
          </table:table-cell>
          <table:table-cell office:value-type="float" office:value="0.50092999999999999" table:style-name="ce7">
            <text:p>0,50093</text:p>
          </table:table-cell>
          <table:table-cell office:value-type="float" office:value="60.001829999999998" table:style-name="ce7">
            <text:p>60,00183</text:p>
          </table:table-cell>
          <table:table-cell office:value-type="float" office:value="1.09572" table:style-name="ce7">
            <text:p>1,09572</text:p>
          </table:table-cell>
          <table:table-cell office:value-type="float" office:value="60.00282" table:style-name="ce7">
            <text:p>60,00282</text:p>
          </table:table-cell>
          <table:table-cell office:value-type="float" office:value="1.0158" table:style-name="ce7">
            <text:p>1,015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i250</text:p>
          </table:table-cell>
          <table:table-cell office:value-type="float" office:value="250" table:formula="of:=MAX([.C17:.E17])" table:style-name="ce3">
            <text:p>250</text:p>
          </table:table-cell>
          <table:table-cell office:value-type="float" office:value="250" table:formula="of:=SUM([.C17];[.D17];[.E17])/3" table:style-name="ce5">
            <text:p>250</text:p>
          </table:table-cell>
          <table:table-cell office:value-type="float" office:value="0" table:formula="of:=(([.D7]-[.C7])/[.C7])*100" table:style-name="ce3">
            <text:p>0</text:p>
          </table:table-cell>
          <table:table-cell office:value-type="float" office:value="60.003210000000003" table:formula="of:=SUM([.J6];[.L6];[.N6])/3" table:style-name="ce4">
            <text:p>60,00321</text:p>
          </table:table-cell>
          <table:table-cell office:value-type="float" office:value="0.87081666666666668" table:formula="of:=SUM([.K6];[.M6];[.O6])/3" table:style-name="ce4">
            <text:p>0,87082</text:p>
          </table:table-cell>
          <table:table-cell table:style-name="ce2"/>
          <table:table-cell office:value-type="string" table:style-name="ce7">
            <text:p>i500</text:p>
          </table:table-cell>
          <table:table-cell office:value-type="float" office:value="60.022269999999999" table:style-name="ce7">
            <text:p>60,02227</text:p>
          </table:table-cell>
          <table:table-cell office:value-type="float" office:value="10.97805" table:style-name="ce7">
            <text:p>10,97805</text:p>
          </table:table-cell>
          <table:table-cell office:value-type="float" office:value="60.008879999999998" table:style-name="ce7">
            <text:p>60,00888</text:p>
          </table:table-cell>
          <table:table-cell office:value-type="float" office:value="7.8055099999999999" table:style-name="ce7">
            <text:p>7,80551</text:p>
          </table:table-cell>
          <table:table-cell office:value-type="float" office:value="60.009369999999997" table:style-name="ce7">
            <text:p>60,00937</text:p>
          </table:table-cell>
          <table:table-cell office:value-type="float" office:value="7.4078499999999998" table:style-name="ce7">
            <text:p>7,40785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i500</text:p>
          </table:table-cell>
          <table:table-cell office:value-type="float" office:value="496" table:formula="of:=MAX([.C18:.E18])" table:style-name="ce3">
            <text:p>496</text:p>
          </table:table-cell>
          <table:table-cell office:value-type="float" office:value="494.66666666666669" table:formula="of:=SUM([.C18];[.D18];[.E18])/3" table:style-name="ce5">
            <text:p>495</text:p>
          </table:table-cell>
          <table:table-cell office:value-type="float" office:value="-0.26881720430107142" table:formula="of:=(([.D8]-[.C8])/[.C8])*100" table:style-name="ce4">
            <text:p>-0,26882</text:p>
          </table:table-cell>
          <table:table-cell office:value-type="float" office:value="60.013506666666665" table:formula="of:=SUM([.J7];[.L7];[.N7])/3" table:style-name="ce4">
            <text:p>60,01351</text:p>
          </table:table-cell>
          <table:table-cell office:value-type="float" office:value="8.7304700000000004" table:formula="of:=SUM([.K7];[.M7];[.O7])/3" table:style-name="ce3">
            <text:p>8,73047</text:p>
          </table:table-cell>
          <table:table-cell table:style-name="ce2"/>
          <table:table-cell office:value-type="string" table:style-name="ce7">
            <text:p>i750</text:p>
          </table:table-cell>
          <table:table-cell office:value-type="float" office:value="60.048479999999998" table:style-name="ce7">
            <text:p>60,04848</text:p>
          </table:table-cell>
          <table:table-cell office:value-type="float" office:value="56.463050000000003" table:style-name="ce7">
            <text:p>56,46305</text:p>
          </table:table-cell>
          <table:table-cell office:value-type="float" office:value="60.034460000000003" table:style-name="ce7">
            <text:p>60,03446</text:p>
          </table:table-cell>
          <table:table-cell office:value-type="float" office:value="45.484000000000002" table:style-name="ce7">
            <text:p>45,484</text:p>
          </table:table-cell>
          <table:table-cell office:value-type="float" office:value="60.0246" table:style-name="ce9">
            <text:p>60,02460</text:p>
          </table:table-cell>
          <table:table-cell office:value-type="float" office:value="28.05376" table:style-name="ce7">
            <text:p>28,053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i750</text:p>
          </table:table-cell>
          <table:table-cell office:value-type="float" office:value="723" table:formula="of:=MAX([.C19:.E19])" table:style-name="ce3">
            <text:p>723</text:p>
          </table:table-cell>
          <table:table-cell office:value-type="float" office:value="718" table:formula="of:=SUM([.C19];[.D19];[.E19])/3" table:style-name="ce3">
            <text:p>718</text:p>
          </table:table-cell>
          <table:table-cell office:value-type="float" office:value="-0.69156293222683263" table:formula="of:=(([.D9]-[.C9])/[.C9])*100" table:style-name="ce4">
            <text:p>-0,69156</text:p>
          </table:table-cell>
          <table:table-cell office:value-type="float" office:value="60.035846666666664" table:formula="of:=SUM([.J8];[.L8];[.N8])/3" table:style-name="ce4">
            <text:p>60,03585</text:p>
          </table:table-cell>
          <table:table-cell office:value-type="float" office:value="43.333603333333336" table:formula="of:=SUM([.K8];[.M8];[.O8])/3" table:style-name="ce4">
            <text:p>43,33360</text:p>
          </table:table-cell>
          <table:table-cell table:style-name="ce2"/>
          <table:table-cell office:value-type="string" table:style-name="ce7">
            <text:p>i1000</text:p>
          </table:table-cell>
          <table:table-cell office:value-type="float" office:value="120.15783999999999" table:style-name="ce7">
            <text:p>120,15784</text:p>
          </table:table-cell>
          <table:table-cell office:value-type="float" office:value="120.021" table:style-name="ce9">
            <text:p>120,02100</text:p>
          </table:table-cell>
          <table:table-cell office:value-type="float" office:value="120.15707" table:style-name="ce7">
            <text:p>120,15707</text:p>
          </table:table-cell>
          <table:table-cell office:value-type="float" office:value="120.02128" table:style-name="ce7">
            <text:p>120,02128</text:p>
          </table:table-cell>
          <table:table-cell office:value-type="float" office:value="120.16435" table:style-name="ce7">
            <text:p>120,16435</text:p>
          </table:table-cell>
          <table:table-cell office:value-type="float" office:value="120.02742000000001" table:style-name="ce7">
            <text:p>120,02742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i1000</text:p>
          </table:table-cell>
          <table:table-cell office:value-type="float" office:value="883" table:formula="of:=MAX([.C20:.E20])" table:style-name="ce3">
            <text:p>883</text:p>
          </table:table-cell>
          <table:table-cell office:value-type="float" office:value="878.33333333333337" table:formula="of:=SUM([.C20];[.D20];[.E20])/3" table:style-name="ce5">
            <text:p>878</text:p>
          </table:table-cell>
          <table:table-cell office:value-type="float" office:value="-0.52850132125329885" table:formula="of:=(([.D10]-[.C10])/[.C10])*100" table:style-name="ce4">
            <text:p>-0,52850</text:p>
          </table:table-cell>
          <table:table-cell office:value-type="float" office:value="120.15975333333334" table:formula="of:=SUM([.J9];[.L9];[.N9])/3" table:style-name="ce4">
            <text:p>120,15975</text:p>
          </table:table-cell>
          <table:table-cell office:value-type="float" office:value="120.02323333333334" table:formula="of:=SUM([.K9];[.M9];[.O9])/3" table:style-name="ce4">
            <text:p>120,02323</text:p>
          </table:table-cell>
          <table:table-cell table:style-name="ce2"/>
          <table:table-cell office:value-type="string" table:style-name="ce7">
            <text:p>i13206</text:p>
          </table:table-cell>
          <table:table-cell office:value-type="float" office:value="1840.6766" table:style-name="ce9">
            <text:p>1840,67660</text:p>
          </table:table-cell>
          <table:table-cell office:value-type="float" office:value="1820.28306" table:style-name="ce7">
            <text:p>1820,28306</text:p>
          </table:table-cell>
          <table:table-cell office:value-type="float" office:value="1889.94103" table:style-name="ce7">
            <text:p>1889,94103</text:p>
          </table:table-cell>
          <table:table-cell office:value-type="float" office:value="1869.48867" table:style-name="ce7">
            <text:p>1869,48867</text:p>
          </table:table-cell>
          <table:table-cell office:value-type="float" office:value="1823.75856" table:style-name="ce7">
            <text:p>1823,75856</text:p>
          </table:table-cell>
          <table:table-cell office:value-type="float" office:value="1803.34608" table:style-name="ce7">
            <text:p>1803,34608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i13206</text:p>
          </table:table-cell>
          <table:table-cell office:value-type="float" office:value="9318" table:formula="of:=MAX([.C21:.E21])" table:style-name="ce3">
            <text:p>9318</text:p>
          </table:table-cell>
          <table:table-cell office:value-type="float" office:value="9277.6666666666661" table:formula="of:=SUM([.C21];[.D21];[.E21])/3" table:style-name="ce5">
            <text:p>9278</text:p>
          </table:table-cell>
          <table:table-cell office:value-type="float" office:value="-0.43285397438649864" table:formula="of:=(([.D11]-[.C11])/[.C11])*100" table:style-name="ce4">
            <text:p>-0,43285</text:p>
          </table:table-cell>
          <table:table-cell office:value-type="float" office:value="1851.4587300000001" table:formula="of:=SUM([.J10];[.L10];[.N10])/3" table:style-name="ce4">
            <text:p>1851,45873</text:p>
          </table:table-cell>
          <table:table-cell office:value-type="float" office:value="1831.03927" table:formula="of:=SUM([.K10];[.M10];[.O10])/3" table:style-name="ce4">
            <text:p>1831,03927</text:p>
          </table:table-cell>
          <table:table-cell table:style-name="ce2"/>
          <table:table-cell office:value-type="string" table:style-name="ce7">
            <text:p>i13206p8</text:p>
          </table:table-cell>
          <table:table-cell office:value-type="float" office:value="1849.28259" table:style-name="ce9">
            <text:p>1849,28259</text:p>
          </table:table-cell>
          <table:table-cell office:value-type="float" office:value="1807.4852699999999" table:style-name="ce7">
            <text:p>1807,48527</text:p>
          </table:table-cell>
          <table:table-cell office:value-type="float" office:value="1849.1999699999999" table:style-name="ce9">
            <text:p>1849,19997</text:p>
          </table:table-cell>
          <table:table-cell office:value-type="float" office:value="1807.31197" table:style-name="ce7">
            <text:p>1807,31197</text:p>
          </table:table-cell>
          <table:table-cell office:value-type="float" office:value="1848.875" table:style-name="ce7">
            <text:p>1848,875</text:p>
          </table:table-cell>
          <table:table-cell office:value-type="float" office:value="1807.14876" table:style-name="ce7">
            <text:p>1807,14876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3">
            <text:p>i13206p8</text:p>
          </table:table-cell>
          <table:table-cell office:value-type="float" office:value="9748" table:formula="of:=MAX([.C22:.E22])" table:style-name="ce3">
            <text:p>9748</text:p>
          </table:table-cell>
          <table:table-cell office:value-type="float" office:value="9723.3333333333339" table:formula="of:=SUM([.C22];[.D22];[.E22])/3" table:style-name="ce5">
            <text:p>9723</text:p>
          </table:table-cell>
          <table:table-cell office:value-type="float" office:value="-0.25304335932156402" table:formula="of:=(([.D12]-[.C12])/[.C12])*100" table:style-name="ce4">
            <text:p>-0,25304</text:p>
          </table:table-cell>
          <table:table-cell office:value-type="float" office:value="1849.1191866666668" table:formula="of:=SUM([.J11];[.L11];[.N11])/3" table:style-name="ce4">
            <text:p>1849,11919</text:p>
          </table:table-cell>
          <table:table-cell office:value-type="float" office:value="1807.3153333333332" table:formula="of:=SUM([.K11];[.M11];[.O11])/3" table:style-name="ce4">
            <text:p>1807,31533</text:p>
          </table:table-cell>
          <table:table-cell table:number-columns-repeated="16377" table:style-name="ce2"/>
        </table:table-row>
        <table:table-row table:style-name="ro1">
          <table:table-cell/>
          <table:table-cell table:number-columns-repeated="11" table:style-name="ce2"/>
          <table:table-cell table:style-name="ce10"/>
          <table:table-cell table:number-columns-repeated="16371" table:style-name="ce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table:number-columns-repeated="16379" table:style-name="ce2"/>
        </table:table-row>
        <table:table-row table:style-name="ro1">
          <table:table-cell/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office:value-type="float" office:value="100" table:style-name="ce2">
            <text:p>100</text:p>
          </table:table-cell>
          <table:table-cell table:number-columns-repeated="16379" table:style-name="ce2"/>
        </table:table-row>
        <table:table-row table:style-name="ro1">
          <table:table-cell table:number-columns-repeated="2"/>
          <table:table-cell office:value-type="float" office:value="250" table:style-name="ce2">
            <text:p>250</text:p>
          </table:table-cell>
          <table:table-cell office:value-type="float" office:value="250" table:style-name="ce2">
            <text:p>250</text:p>
          </table:table-cell>
          <table:table-cell office:value-type="float" office:value="250" table:style-name="ce2">
            <text:p>250</text:p>
          </table:table-cell>
          <table:table-cell table:number-columns-repeated="16379" table:style-name="ce2"/>
        </table:table-row>
        <table:table-row table:style-name="ro1">
          <table:table-cell table:number-columns-repeated="2"/>
          <table:table-cell office:value-type="float" office:value="496" table:style-name="ce2">
            <text:p>496</text:p>
          </table:table-cell>
          <table:table-cell office:value-type="float" office:value="492" table:style-name="ce2">
            <text:p>492</text:p>
          </table:table-cell>
          <table:table-cell office:value-type="float" office:value="496" table:style-name="ce2">
            <text:p>496</text:p>
          </table:table-cell>
          <table:table-cell table:number-columns-repeated="4" table:style-name="ce2"/>
          <table:table-cell table:style-name="ce8"/>
          <table:table-cell table:number-columns-repeated="16374"/>
        </table:table-row>
        <table:table-row table:style-name="ro1">
          <table:table-cell table:number-columns-repeated="2"/>
          <table:table-cell office:value-type="float" office:value="723" table:style-name="ce2">
            <text:p>723</text:p>
          </table:table-cell>
          <table:table-cell office:value-type="float" office:value="712" table:style-name="ce2">
            <text:p>712</text:p>
          </table:table-cell>
          <table:table-cell office:value-type="float" office:value="719" table:style-name="ce2">
            <text:p>719</text:p>
          </table:table-cell>
          <table:table-cell table:number-columns-repeated="16379" table:style-name="ce2"/>
        </table:table-row>
        <table:table-row table:style-name="ro1">
          <table:table-cell table:number-columns-repeated="2"/>
          <table:table-cell office:value-type="float" office:value="870" table:style-name="ce2">
            <text:p>870</text:p>
          </table:table-cell>
          <table:table-cell office:value-type="float" office:value="882" table:style-name="ce2">
            <text:p>882</text:p>
          </table:table-cell>
          <table:table-cell office:value-type="float" office:value="883" table:style-name="ce2">
            <text:p>883</text:p>
          </table:table-cell>
          <table:table-cell table:number-columns-repeated="16379" table:style-name="ce2"/>
        </table:table-row>
        <table:table-row table:style-name="ro1">
          <table:table-cell table:number-columns-repeated="2"/>
          <table:table-cell office:value-type="float" office:value="9214" table:style-name="ce2">
            <text:p>9214</text:p>
          </table:table-cell>
          <table:table-cell office:value-type="float" office:value="9318" table:style-name="ce2">
            <text:p>9318</text:p>
          </table:table-cell>
          <table:table-cell office:value-type="float" office:value="9301" table:style-name="ce2">
            <text:p>9301</text:p>
          </table:table-cell>
          <table:table-cell table:number-columns-repeated="16379" table:style-name="ce2"/>
        </table:table-row>
        <table:table-row table:style-name="ro1">
          <table:table-cell table:number-columns-repeated="2"/>
          <table:table-cell office:value-type="float" office:value="9679" table:style-name="ce2">
            <text:p>9679</text:p>
          </table:table-cell>
          <table:table-cell office:value-type="float" office:value="9748" table:style-name="ce2">
            <text:p>9748</text:p>
          </table:table-cell>
          <table:table-cell office:value-type="float" office:value="9743" table:style-name="ce2">
            <text:p>9743</text:p>
          </table:table-cell>
          <table:table-cell table:number-columns-repeated="16379" table:style-name="ce2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5" number:min-integer-digits="1"/>
    </number:number-style>
    <number:number-style style:name="N46">
      <number:number number:decimal-places="5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Cleiton Gaioti</dc:creator>
    <meta:creation-date>2021-04-17T13:01:36Z</meta:creation-date>
    <dc:date>2021-04-28T18:37:23Z</dc:date>
    <meta:editing-cycles>4</meta:editing-cycles>
    <meta:editing-duration>PT2766S</meta:editing-duration>
  </office:meta>
</office:document-meta>
</file>